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D00000104DCB5866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7.976cm" svg:height="11.599cm" draw:transform="rotate (1.57655591332618) translate (5.241cm 28.936cm)">
          <draw:image xlink:href="Pictures/10000000000002AD00000104DCB5866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7-02-17T14:19:18</meta:creation-date>
    <dc:date>2007-02-17T14:27:15</dc:date>
    <dc:language>en-US</dc:language>
    <meta:editing-cycles>2</meta:editing-cycles>
    <meta:editing-duration>PT8M2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